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FFCD64859BCFE00.png" manifest:media-type="image/png"/>
  <manifest:file-entry manifest:full-path="Pictures/100005810000031A0000031A90A9BB170713D465.svg" manifest:media-type="image/svg+xml"/>
  <manifest:file-entry manifest:full-path="Pictures/100000010000001E0000001EED68E559096A521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006d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c997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113a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officeooo:rsid="0fed6741"/>
    </style:style>
    <style:style style:name="T284" style:family="text">
      <style:text-properties officeooo:rsid="0f981b1c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officeooo:rsid="0fff82c4"/>
    </style:style>
    <style:style style:name="T301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7">LTS stands for Long-Term Support, and this April </text:span><text:span text:style-name="Strong_20_Emphasis"><text:span text:style-name="T297"><text:user-field-get style:data-style-name="N0" text:name="Releaseyear">2022</text:user-field-get></text:span></text:span><text:span text:style-name="T288"><text:s/></text:span><text:span text:style-name="Strong_20_Emphasis"><text:span text:style-name="T293"><text:user-field-get text:name="Distro">Ubuntu</text:user-field-get></text:span></text:span><text:span text:style-name="T289"><text:s/></text:span><text:span text:style-name="T294"><text:user-field-get text:name="Version">22.04</text:user-field-get></text:span><text:span text:style-name="T294"><text:s/></text:span><text:span text:style-name="T295">LTS</text:span><text:span text:style-name="T294"> </text:span><text:span text:style-name="Strong_20_Emphasis"><text:span text:style-name="T296"><text:user-field-get text:name="Edition">Desktop</text:user-field-get></text:span></text:span><text:span text:style-name="T287"><text:s/>(codename jammy) will be supported for 5 years until April 2027, and with an </text:span><text:span text:style-name="T292">free personal </text:span><text:span text:style-name="T287">Ubuntu </text:span><text:span text:style-name="T290">P</text:span><text:span text:style-name="T287">ro</text:span><text:span text:style-name="T292"> </text:span><text:span text:style-name="T287">subscription for 1</text:span><text:span text:style-name="T291">0</text:span><text:span text:style-name="T287"> years until April 203</text:span><text:span text:style-name="T291">2</text:span><text:span text:style-name="T287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1">user</text:span></text:span><text:span text:style-name="T233"><text:tab/><text:tab/></text:span><text:span text:style-name="T243"> <text:tab/><text:tab/><text:tab/> </text:span><text:span text:style-name="T234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6">ull </text:span><text:span text:style-name="T244">na</text:span><text:span text:style-name="T246">me,</text:span><text:span text:style-name="T244"> </text:span><text:span text:style-name="T246">e.g.</text:span><text:span text:style-name="T244"> </text:span><text:span text:style-name="T245">J</text:span><text:span text:style-name="T248">ohn Doe</text:span><text:span text:style-name="T251">]</text:span></text:p>
      <text:p text:style-name="P70"><text:span text:style-name="Definition"><text:span text:style-name="T250">USER</text:span></text:span><text:span text:style-name="Definition"><text:span text:style-name="T280">na</text:span></text:span><text:span text:style-name="Definition"><text:span text:style-name="T282">me</text:span></text:span><text:span text:style-name="T249"><text:tab/><text:tab/><text:tab/> </text:span><text:span text:style-name="T249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80">COMPUTERNA</text:span></text:span><text:span text:style-name="Definition"><text:span text:style-name="T282">me</text:span></text:span><text:span text:style-name="T252"><text:tab/> </text:span><text:span text:style-name="T280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80"><text:s text:c="2"/></text:span><text:span text:style-name="T253">[</text:span><text:span text:style-name="T259">N</text:span><text:span text:style-name="T254">a</text:span><text:span text:style-name="T258">me of the</text:span><text:span text:style-name="T254"> compute</text:span><text:span text:style-name="T255">r, </text:span><text:span text:style-name="T258">e.g.</text:span><text:span text:style-name="T256"> </text:span><text:span text:style-name="T257">pc02</text:span><text:span text:style-name="T253">]</text:span></text:p>
      <text:p text:style-name="P14"><text:span text:style-name="Definition"><text:span text:style-name="T261">USER</text:span></text:span><text:span text:style-name="T260"><text:tab/><text:tab/></text:span><text:span text:style-name="T243"> <text:tab/><text:tab/><text:tab/> </text:span><text:span text:style-name="T234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7">ull </text:span><text:span text:style-name="T238">na</text:span><text:span text:style-name="T239">me</text:span><text:span text:style-name="T238"> possibly </text:span><text:span text:style-name="T241">2</text:span><text:span text:style-name="T274">nd</text:span><text:span text:style-name="T241"> </text:span><text:span text:style-name="T240">user</text:span><text:span text:style-name="T247">]</text:span></text:p>
      <text:p text:style-name="P96"><text:span text:style-name="Definition"><text:span text:style-name="T261">USERN</text:span></text:span><text:span text:style-name="Definition"><text:span text:style-name="T262">a</text:span></text:span><text:span text:style-name="Definition"><text:span text:style-name="T263">me</text:span></text:span><text:span text:style-name="Definition"><text:span text:style-name="T268"><text:tab/><text:tab/><text:tab/> </text:span></text:span><text:span text:style-name="T249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9"><text:s text:c="2"/></text:span><text:span text:style-name="T265">[</text:span><text:span text:style-name="T267">U</text:span><text:span text:style-name="T266">ser</text:span><text:span text:style-name="T264"> </text:span><text:span text:style-name="T270">na</text:span><text:span text:style-name="T271">me</text:span><text:span text:style-name="T270"> possibly </text:span><text:span text:style-name="T273">2</text:span><text:span text:style-name="T275">nd</text:span><text:span text:style-name="T273"> </text:span><text:span text:style-name="T272">user</text:span><text:span text:style-name="T269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275240015" text:style-name="L1">
        <text:list-item>
          <text:p text:style-name="P101"><text:bookmark-start text:name="__RefNumPara__4083_1271708128"/>Prepar<text:span text:style-name="T284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9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82818146024597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6">Esc</text:span><text:span text:style-name="T280">, </text:span><text:span text:style-name="T286">Delete</text:span><text:span text:style-name="T280">, </text:span><text:span text:style-name="T286">F1</text:span><text:span text:style-name="T280">, </text:span><text:span text:style-name="T286">F2</text:span><text:span text:style-name="T280">, </text:span><text:span text:style-name="T286">F9</text:span><text:span text:style-name="T280">, </text:span><text:span text:style-name="T286">F10</text:span><text:span text:style-name="T280">, </text:span><text:span text:style-name="T286">F11</text:span><text:span text:style-name="T280">, </text:span><text:span text:style-name="T283">or </text:span><text:span text:style-name="T286">F12</text:span><text:span text:style-name="T280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6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82820257526191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300">is </text:span>available click <text:span text:style-name="T299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82820186258572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8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7">Written</text:span></text:span><text:span text:style-name="Emphasis"><text:span text:style-name="T226"> </text:span></text:span><text:span text:style-name="Emphasis"><text:span text:style-name="T227">by</text:span></text:span><text:span text:style-name="Emphasis"><text:span text:style-name="T22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229">.</text:span></text:span></text:p>
      <text:p text:style-name="P15"><text:span text:style-name="Emphasis"><text:span text:style-name="T229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30">CC0 1.0</text:span></text:span></text:a><text:span text:style-name="Emphasis"><text:span text:style-name="T231"> </text:span></text:span><text:span text:style-name="Emphasis"><text:span text:style-name="T23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ED68E559096A5215.png" xlink:type="simple" xlink:show="embed" xlink:actuate="onLoad" draw:mime-type="image/png"/></draw:frame></draw:a></text:span></text:span><text:span text:style-name="Emphasis"><text:span text:style-name="T298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FFCD64859BCFE00.png" xlink:type="simple" xlink:show="embed" xlink:actuate="onLoad" draw:mime-type="image/png"/></draw:frame></draw:a></text:span></text:span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2T08:28:17.882562456">02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08:28:17.742298413</dc:date>
    <meta:keyword>Installatie</meta:keyword>
    <meta:keyword>Checklist</meta:keyword>
    <meta:keyword>Linux</meta:keyword>
    <meta:editing-cycles>6862</meta:editing-cycles>
    <meta:editing-duration>P12DT1H7M2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6" meta:character-count="3885" meta:non-whitespace-character-count="3301"/>
    <meta:user-defined meta:name="Info 1"/>
    <meta:user-defined meta:name="Info 2"/>
    <meta:user-defined meta:name="Info 3"/>
    <meta:user-defined meta:name="Info 4"/>
  </office:meta>
</office:document-meta>
</file>